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1pt" officeooo:rsid="0006ed9e" officeooo:paragraph-rsid="0006ed9e" style:font-size-asian="11pt" style:font-size-complex="11pt"/>
    </style:style>
    <style:style style:name="P2" style:family="paragraph" style:parent-style-name="Standard">
      <style:text-properties style:font-name="Open Sans" fo:font-size="11pt" officeooo:rsid="00148004" officeooo:paragraph-rsid="004d3e6e" style:font-size-asian="11pt" style:font-size-complex="11pt"/>
    </style:style>
    <style:style style:name="P3" style:family="paragraph" style:parent-style-name="Standard">
      <style:text-properties style:font-name="Open Sans" fo:font-size="11pt" officeooo:rsid="001ac02a" officeooo:paragraph-rsid="001ac02a" style:font-size-asian="11pt" style:font-size-complex="11pt"/>
    </style:style>
    <style:style style:name="P4" style:family="paragraph" style:parent-style-name="Standard">
      <style:text-properties style:font-name="Open Sans" fo:font-size="11pt" officeooo:rsid="00208ee0" officeooo:paragraph-rsid="00208ee0" style:font-size-asian="11pt" style:font-size-complex="11pt"/>
    </style:style>
    <style:style style:name="P5" style:family="paragraph" style:parent-style-name="Standard">
      <style:text-properties style:font-name="Open Sans" fo:font-size="11pt" officeooo:rsid="003d9fdc" officeooo:paragraph-rsid="003d9fdc" style:font-size-asian="11pt" style:font-size-complex="11pt"/>
    </style:style>
    <style:style style:name="P6" style:family="paragraph" style:parent-style-name="Standard">
      <style:text-properties style:font-name="Open Sans" fo:font-size="11pt" officeooo:rsid="0043d13f" officeooo:paragraph-rsid="00146538" style:font-size-asian="11pt" style:font-size-complex="11pt"/>
    </style:style>
    <style:style style:name="P7" style:family="paragraph" style:parent-style-name="Standard">
      <style:text-properties style:font-name="Open Sans" fo:font-size="11pt" officeooo:rsid="003879ef" officeooo:paragraph-rsid="003879ef" style:font-size-asian="11pt" style:font-size-complex="11pt"/>
    </style:style>
    <style:style style:name="P8" style:family="paragraph" style:parent-style-name="Standard">
      <style:text-properties style:font-name="Open Sans" fo:font-size="11pt" officeooo:rsid="0055ae63" officeooo:paragraph-rsid="0055ae63" style:font-size-asian="11pt" style:font-size-complex="11pt"/>
    </style:style>
    <style:style style:name="P9" style:family="paragraph" style:parent-style-name="Standard">
      <style:text-properties style:font-name="Open Sans" fo:font-size="11pt" fo:font-weight="bold" officeooo:rsid="00148004" officeooo:paragraph-rsid="0029be6c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Open Sans" fo:font-size="11pt" fo:font-weight="normal" officeooo:rsid="00055ae6" officeooo:paragraph-rsid="00055ae6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Open Sans" fo:font-size="11pt" fo:font-weight="normal" officeooo:rsid="001ac02a" officeooo:paragraph-rsid="001ac02a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Open Sans" fo:font-size="11pt" fo:font-weight="normal" officeooo:rsid="002e5824" officeooo:paragraph-rsid="002e5824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Open Sans" fo:font-size="11pt" fo:font-weight="normal" officeooo:rsid="002e5824" officeooo:paragraph-rsid="00333f6b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pen Sans" fo:font-size="11pt" fo:font-weight="normal" officeooo:rsid="00304578" officeooo:paragraph-rsid="00321498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 fo:text-align="center" style:justify-single-word="false"/>
      <style:text-properties fo:color="#2a6099" loext:opacity="100%" fo:font-style="italic" style:font-style-asian="italic" style:font-style-complex="italic"/>
    </style:style>
    <style:style style:name="P16" style:family="paragraph" style:parent-style-name="Standard">
      <style:text-properties style:font-name="Open Sans" fo:font-size="11pt" fo:font-weight="bold" officeooo:rsid="003f756f" officeooo:paragraph-rsid="003f756f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Open Sans" fo:font-size="11pt" fo:font-weight="bold" officeooo:rsid="001ac02a" officeooo:paragraph-rsid="003f756f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Open Sans" fo:font-size="11pt" fo:font-weight="bold" officeooo:rsid="00055ae6" officeooo:paragraph-rsid="00055ae6" fo:background-color="#ffff00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Open Sans" fo:font-size="11pt" fo:font-weight="bold" officeooo:rsid="00552af6" officeooo:paragraph-rsid="00552af6" fo:background-color="#ffff00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Open Sans" fo:font-size="11pt" fo:font-weight="bold" officeooo:rsid="0025b22e" officeooo:paragraph-rsid="0025b22e" fo:background-color="#ffff00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Open Sans" fo:font-size="11pt" fo:font-weight="bold" officeooo:rsid="000b9856" officeooo:paragraph-rsid="000b9856" fo:background-color="#ffff00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Open Sans" fo:font-size="11pt" fo:font-weight="bold" officeooo:rsid="00112fc3" officeooo:paragraph-rsid="004d3e6e" fo:background-color="#ffff00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Open Sans" fo:font-size="11pt" fo:font-weight="bold" officeooo:rsid="005a91bf" officeooo:paragraph-rsid="005a91bf" fo:background-color="#ffff00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Open Sans" fo:font-size="11pt" fo:font-weight="bold" officeooo:rsid="001ac02a" officeooo:paragraph-rsid="001ac02a" fo:background-color="#ffff00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Open Sans" fo:font-size="11pt" fo:font-weight="bold" officeooo:rsid="00349451" officeooo:paragraph-rsid="00349451" fo:background-color="#ffff0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Open Sans" fo:font-size="11pt" officeooo:rsid="00148004" officeooo:paragraph-rsid="006934e5" style:font-size-asian="11pt" style:font-size-complex="11pt"/>
    </style:style>
    <style:style style:name="P27" style:family="paragraph" style:parent-style-name="Standard">
      <style:text-properties style:font-name="Open Sans" fo:font-size="11pt" officeooo:rsid="000cb3e0" officeooo:paragraph-rsid="006009fa" style:font-size-asian="11pt" style:font-size-complex="11pt"/>
    </style:style>
    <style:style style:name="P28" style:family="paragraph" style:parent-style-name="Standard">
      <style:text-properties style:font-name="Open Sans" fo:font-size="11pt" officeooo:rsid="002273fc" officeooo:paragraph-rsid="006009fa" style:font-size-asian="11pt" style:font-size-complex="11pt"/>
    </style:style>
    <style:style style:name="P29" style:family="paragraph" style:parent-style-name="Standard">
      <style:text-properties style:font-name="Open Sans" fo:font-size="11pt" officeooo:rsid="00221a3a" officeooo:paragraph-rsid="006009fa" style:font-size-asian="11pt" style:font-size-complex="11pt"/>
    </style:style>
    <style:style style:name="P30" style:family="paragraph" style:parent-style-name="Standard">
      <style:text-properties style:font-name="Open Sans" fo:font-size="11pt" officeooo:rsid="00221a3a" officeooo:paragraph-rsid="006592ec" style:font-size-asian="11pt" style:font-size-complex="11pt"/>
    </style:style>
    <style:style style:name="P31" style:family="paragraph" style:parent-style-name="Standard">
      <style:text-properties style:font-name="Open Sans" fo:font-size="11pt" officeooo:rsid="00221a3a" officeooo:paragraph-rsid="006668be" style:font-size-asian="11pt" style:font-size-complex="11pt"/>
    </style:style>
    <style:style style:name="P32" style:family="paragraph" style:parent-style-name="Standard">
      <style:text-properties style:font-name="Open Sans" fo:font-size="11pt" officeooo:rsid="0006ed9e" officeooo:paragraph-rsid="006009fa" style:font-size-asian="11pt" style:font-size-complex="11pt"/>
    </style:style>
    <style:style style:name="P33" style:family="paragraph" style:parent-style-name="Standard">
      <style:text-properties style:font-name="Open Sans" fo:font-size="11pt" officeooo:rsid="000b9856" officeooo:paragraph-rsid="00622448" style:font-size-asian="11pt" style:font-size-complex="11pt"/>
    </style:style>
    <style:style style:name="P34" style:family="paragraph" style:parent-style-name="Standard">
      <style:text-properties style:font-name="Open Sans" fo:font-size="11pt" officeooo:rsid="00622448" officeooo:paragraph-rsid="00622448" style:font-size-asian="11pt" style:font-size-complex="11pt"/>
    </style:style>
    <style:style style:name="P35" style:family="paragraph" style:parent-style-name="Standard">
      <style:text-properties style:font-name="Open Sans" fo:font-size="11pt" officeooo:rsid="0055ae63" officeooo:paragraph-rsid="00638933" style:font-size-asian="11pt" style:font-size-complex="11pt"/>
    </style:style>
    <style:style style:name="P36" style:family="paragraph" style:parent-style-name="Standard">
      <style:text-properties style:font-name="Open Sans" fo:font-size="11pt" officeooo:rsid="00572ea5" officeooo:paragraph-rsid="00638933" style:font-size-asian="11pt" style:font-size-complex="11pt"/>
    </style:style>
    <style:style style:name="P37" style:family="paragraph" style:parent-style-name="Standard">
      <style:text-properties style:font-name="Open Sans" fo:font-size="11pt" officeooo:rsid="003879ef" officeooo:paragraph-rsid="00638933" style:font-size-asian="11pt" style:font-size-complex="11pt"/>
    </style:style>
    <style:style style:name="P38" style:family="paragraph" style:parent-style-name="Standard">
      <style:text-properties style:font-name="Open Sans" fo:font-size="11pt" officeooo:rsid="00288a54" officeooo:paragraph-rsid="00638933" style:font-size-asian="11pt" style:font-size-complex="11pt"/>
    </style:style>
    <style:style style:name="P39" style:family="paragraph" style:parent-style-name="Standard">
      <style:text-properties style:font-name="Open Sans" fo:font-size="11pt" officeooo:rsid="000e2f17" officeooo:paragraph-rsid="006477f5" style:font-size-asian="11pt" style:font-size-complex="11pt"/>
    </style:style>
    <style:style style:name="P40" style:family="paragraph" style:parent-style-name="Standard">
      <style:text-properties style:font-name="Open Sans" fo:font-size="11pt" officeooo:rsid="0020b9f2" officeooo:paragraph-rsid="006668be" style:font-size-asian="11pt" style:font-size-complex="11pt"/>
    </style:style>
    <style:style style:name="P41" style:family="paragraph" style:parent-style-name="Standard">
      <style:text-properties style:font-name="Open Sans" fo:font-size="11pt" officeooo:rsid="0047204e" officeooo:paragraph-rsid="006a98e2" style:font-size-asian="11pt" style:font-size-complex="11pt"/>
    </style:style>
    <style:style style:name="P42" style:family="paragraph" style:parent-style-name="Standard">
      <style:text-properties style:font-name="Open Sans" fo:font-size="11pt" officeooo:rsid="0047204e" officeooo:paragraph-rsid="0047204e" style:font-size-asian="11pt" style:font-size-complex="11pt"/>
    </style:style>
    <style:style style:name="P43" style:family="paragraph" style:parent-style-name="Standard">
      <style:text-properties style:font-name="Open Sans" fo:font-size="11pt" officeooo:rsid="0047204e" officeooo:paragraph-rsid="008161f2" style:font-size-asian="11pt" style:font-size-complex="11pt"/>
    </style:style>
    <style:style style:name="P44" style:family="paragraph" style:parent-style-name="Standard">
      <style:text-properties style:font-name="Open Sans" fo:font-size="11pt" officeooo:rsid="0047204e" officeooo:paragraph-rsid="0082c8bb" style:font-size-asian="11pt" style:font-size-complex="11pt"/>
    </style:style>
    <style:style style:name="P45" style:family="paragraph" style:parent-style-name="Standard">
      <style:text-properties style:font-name="Open Sans" fo:font-size="11pt" officeooo:rsid="00146538" officeooo:paragraph-rsid="00146538" style:font-size-asian="11pt" style:font-size-complex="11pt"/>
    </style:style>
    <style:style style:name="P46" style:family="paragraph" style:parent-style-name="Standard">
      <style:text-properties style:font-name="Open Sans" fo:font-size="11pt" officeooo:rsid="003d9fdc" officeooo:paragraph-rsid="0084ccd2" style:font-size-asian="11pt" style:font-size-complex="11pt"/>
    </style:style>
    <style:style style:name="P47" style:family="paragraph" style:parent-style-name="Standard">
      <style:text-properties style:font-name="Open Sans" fo:font-size="11pt" officeooo:rsid="0091c037" officeooo:paragraph-rsid="0091c037" style:font-size-asian="11pt" style:font-size-complex="11pt"/>
    </style:style>
    <style:style style:name="P48" style:family="paragraph" style:parent-style-name="Standard">
      <style:text-properties style:font-name="Open Sans" fo:font-size="11pt" officeooo:rsid="004eb4d8" officeooo:paragraph-rsid="004eb4d8" style:font-size-asian="11pt" style:font-size-complex="11pt"/>
    </style:style>
    <style:style style:name="P49" style:family="paragraph" style:parent-style-name="Standard">
      <style:text-properties style:font-name="Open Sans" fo:font-size="11pt" fo:font-style="italic" officeooo:rsid="00538220" officeooo:paragraph-rsid="006009fa" style:font-size-asian="11pt" style:font-style-asian="italic" style:font-size-complex="11pt" style:font-style-complex="italic"/>
    </style:style>
    <style:style style:name="P50" style:family="paragraph" style:parent-style-name="Standard">
      <style:text-properties style:font-name="Open Sans" fo:font-size="11pt" fo:font-style="italic" officeooo:rsid="0055ae63" officeooo:paragraph-rsid="00851d4f" style:font-size-asian="11pt" style:font-style-asian="italic" style:font-size-complex="11pt" style:font-style-complex="italic"/>
    </style:style>
    <style:style style:name="P51" style:family="paragraph" style:parent-style-name="Standard">
      <style:text-properties style:font-name="Open Sans" fo:font-size="11pt" fo:font-style="italic" officeooo:rsid="0040dced" officeooo:paragraph-rsid="006668be" style:font-size-asian="11pt" style:font-style-asian="italic" style:font-size-complex="11pt" style:font-style-complex="italic"/>
    </style:style>
    <style:style style:name="P52" style:family="paragraph" style:parent-style-name="Standard">
      <style:text-properties style:font-name="Open Sans" fo:font-size="11pt" fo:font-style="italic" officeooo:rsid="005095ae" officeooo:paragraph-rsid="006a98e2" style:font-size-asian="11pt" style:font-style-asian="italic" style:font-size-complex="11pt" style:font-style-complex="italic"/>
    </style:style>
    <style:style style:name="P53" style:family="paragraph" style:parent-style-name="Standard">
      <style:text-properties style:font-name="Open Sans" fo:font-size="11pt" fo:font-style="italic" officeooo:rsid="0047204e" officeooo:paragraph-rsid="006a98e2" style:font-size-asian="11pt" style:font-style-asian="italic" style:font-size-complex="11pt" style:font-style-complex="italic"/>
    </style:style>
    <style:style style:name="P54" style:family="paragraph" style:parent-style-name="Standard">
      <style:text-properties style:font-name="Open Sans" fo:font-size="11pt" fo:font-style="italic" fo:font-weight="normal" officeooo:rsid="00304578" officeooo:paragraph-rsid="006f3648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text-properties style:font-name="Open Sans" fo:font-size="11pt" fo:font-style="italic" fo:font-weight="normal" officeooo:rsid="00304578" officeooo:paragraph-rsid="007ac36c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text-properties style:font-name="Open Sans" fo:font-size="11pt" fo:font-style="italic" fo:font-weight="normal" officeooo:rsid="00349451" officeooo:paragraph-rsid="007c1fc4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text-properties style:font-name="Open Sans" fo:font-size="11pt" fo:font-style="italic" fo:font-weight="normal" officeooo:rsid="003665b3" officeooo:paragraph-rsid="007c1fc4" style:font-size-asian="11pt" style:font-style-asian="italic" style:font-weight-asian="normal" style:font-size-complex="11pt" style:font-style-complex="italic" style:font-weight-complex="normal"/>
    </style:style>
    <style:style style:name="P58" style:family="paragraph" style:parent-style-name="Standard">
      <style:text-properties style:font-name="Open Sans" fo:font-size="11pt" fo:font-style="normal" style:text-underline-style="solid" style:text-underline-width="auto" style:text-underline-color="font-color" officeooo:rsid="005bfd44" officeooo:paragraph-rsid="005bfd44" style:font-size-asian="11pt" style:font-style-asian="normal" style:font-size-complex="11pt" style:font-style-complex="normal"/>
    </style:style>
    <style:style style:name="P59" style:family="paragraph" style:parent-style-name="Standard">
      <style:text-properties style:font-name="Open Sans" fo:font-size="11pt" fo:font-weight="normal" officeooo:rsid="002ccfd8" officeooo:paragraph-rsid="006f3648" style:font-size-asian="11pt" style:font-weight-asian="normal" style:font-size-complex="11pt" style:font-weight-complex="normal"/>
    </style:style>
    <style:style style:name="P60" style:family="paragraph" style:parent-style-name="Standard">
      <style:text-properties style:font-name="Open Sans" fo:font-size="11pt" fo:font-weight="normal" officeooo:rsid="002f0c74" officeooo:paragraph-rsid="007eef7a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font-name="Open Sans" fo:font-size="11pt" fo:font-weight="normal" officeooo:rsid="002e5824" officeooo:paragraph-rsid="007ac36c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Open Sans" fo:font-size="11pt" fo:font-weight="normal" officeooo:rsid="003665b3" officeooo:paragraph-rsid="007c1fc4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Open Sans" fo:font-size="11pt" fo:font-weight="normal" officeooo:rsid="0047204e" officeooo:paragraph-rsid="008161f2" style:font-size-asian="11pt" style:font-weight-asian="normal" style:font-size-complex="11pt" style:font-weight-complex="normal"/>
    </style:style>
    <style:style style:name="T1" style:family="text">
      <style:text-properties officeooo:rsid="002273fc"/>
    </style:style>
    <style:style style:name="T2" style:family="text">
      <style:text-properties officeooo:rsid="0028b131"/>
    </style:style>
    <style:style style:name="T3" style:family="text">
      <style:text-properties officeooo:rsid="00349451"/>
    </style:style>
    <style:style style:name="T4" style:family="text">
      <style:text-properties officeooo:rsid="0043fbae"/>
    </style:style>
    <style:style style:name="T5" style:family="text">
      <style:text-properties officeooo:rsid="00552af6"/>
    </style:style>
    <style:style style:name="T6" style:family="text">
      <style:text-properties officeooo:rsid="005e977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009fa" style:font-weight-asian="bold" style:font-weight-complex="bold"/>
    </style:style>
    <style:style style:name="T9" style:family="text">
      <style:text-properties fo:font-weight="bold" officeooo:rsid="001619b9" style:font-weight-asian="bold" style:font-weight-complex="bold"/>
    </style:style>
    <style:style style:name="T10" style:family="text">
      <style:text-properties fo:font-weight="bold" officeooo:rsid="0060265b" style:font-weight-asian="bold" style:font-weight-complex="bold"/>
    </style:style>
    <style:style style:name="T11" style:family="text">
      <style:text-properties fo:font-weight="bold" officeooo:rsid="00622448" style:font-weight-asian="bold" style:font-weight-complex="bold"/>
    </style:style>
    <style:style style:name="T12" style:family="text">
      <style:text-properties fo:font-weight="bold" officeooo:rsid="006319be" style:font-weight-asian="bold" style:font-weight-complex="bold"/>
    </style:style>
    <style:style style:name="T13" style:family="text">
      <style:text-properties fo:font-weight="bold" officeooo:rsid="00638933" style:font-weight-asian="bold" style:font-weight-complex="bold"/>
    </style:style>
    <style:style style:name="T14" style:family="text">
      <style:text-properties fo:font-weight="bold" officeooo:rsid="006477f5" style:font-weight-asian="bold" style:font-weight-complex="bold"/>
    </style:style>
    <style:style style:name="T15" style:family="text">
      <style:text-properties fo:font-weight="bold" officeooo:rsid="006592ec" style:font-weight-asian="bold" style:font-weight-complex="bold"/>
    </style:style>
    <style:style style:name="T16" style:family="text">
      <style:text-properties fo:font-weight="bold" officeooo:rsid="006668be" style:font-weight-asian="bold" style:font-weight-complex="bold"/>
    </style:style>
    <style:style style:name="T17" style:family="text">
      <style:text-properties fo:font-weight="bold" officeooo:rsid="006a98e2" style:font-weight-asian="bold" style:font-weight-complex="bold"/>
    </style:style>
    <style:style style:name="T18" style:family="text">
      <style:text-properties fo:font-weight="bold" officeooo:rsid="0077ac00" style:font-weight-asian="bold" style:font-weight-complex="bold"/>
    </style:style>
    <style:style style:name="T19" style:family="text">
      <style:text-properties fo:font-weight="bold" officeooo:rsid="00792f52" style:font-weight-asian="bold" style:font-weight-complex="bold"/>
    </style:style>
    <style:style style:name="T20" style:family="text">
      <style:text-properties fo:font-weight="bold" officeooo:rsid="007b4719" style:font-weight-asian="bold" style:font-weight-complex="bold"/>
    </style:style>
    <style:style style:name="T21" style:family="text">
      <style:text-properties fo:font-weight="bold" officeooo:rsid="00148004" style:font-weight-asian="bold" style:font-weight-complex="bold"/>
    </style:style>
    <style:style style:name="T22" style:family="text">
      <style:text-properties fo:font-weight="bold" officeooo:rsid="007d4f81" style:font-weight-asian="bold" style:font-weight-complex="bold"/>
    </style:style>
    <style:style style:name="T23" style:family="text">
      <style:text-properties fo:font-weight="bold" officeooo:rsid="007eb2a9" style:font-weight-asian="bold" style:font-weight-complex="bold"/>
    </style:style>
    <style:style style:name="T24" style:family="text">
      <style:text-properties fo:font-weight="bold" officeooo:rsid="007eef7a" style:font-weight-asian="bold" style:font-weight-complex="bold"/>
    </style:style>
    <style:style style:name="T25" style:family="text">
      <style:text-properties fo:font-weight="bold" officeooo:rsid="0080dbab" style:font-weight-asian="bold" style:font-weight-complex="bold"/>
    </style:style>
    <style:style style:name="T26" style:family="text">
      <style:text-properties fo:font-weight="bold" officeooo:rsid="0083bb1c" style:font-weight-asian="bold" style:font-weight-complex="bold"/>
    </style:style>
    <style:style style:name="T27" style:family="text">
      <style:text-properties fo:font-weight="bold" officeooo:rsid="00873115" style:font-weight-asian="bold" style:font-weight-complex="bold"/>
    </style:style>
    <style:style style:name="T28" style:family="text">
      <style:text-properties fo:font-weight="bold" officeooo:rsid="0087cb8c" style:font-weight-asian="bold" style:font-weight-complex="bold"/>
    </style:style>
    <style:style style:name="T29" style:family="text">
      <style:text-properties fo:font-weight="bold" officeooo:rsid="008855fe" style:font-weight-asian="bold" style:font-weight-complex="bold"/>
    </style:style>
    <style:style style:name="T30" style:family="text">
      <style:text-properties fo:font-weight="bold" officeooo:rsid="008ed5bd" style:font-weight-asian="bold" style:font-weight-complex="bold"/>
    </style:style>
    <style:style style:name="T31" style:family="text">
      <style:text-properties fo:font-weight="bold" officeooo:rsid="00958cef" style:font-weight-asian="bold" style:font-weight-complex="bold"/>
    </style:style>
    <style:style style:name="T32" style:family="text">
      <style:text-properties fo:font-weight="bold" fo:background-color="#ffff00" loext:char-shading-value="0" style:font-weight-asian="bold" style:font-weight-complex="bold"/>
    </style:style>
    <style:style style:name="T33" style:family="text">
      <style:text-properties officeooo:rsid="0014800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009fa" style:font-weight-asian="normal" style:font-weight-complex="normal"/>
    </style:style>
    <style:style style:name="T36" style:family="text">
      <style:text-properties fo:font-weight="normal" officeooo:rsid="006319be" style:font-weight-asian="normal" style:font-weight-complex="normal"/>
    </style:style>
    <style:style style:name="T37" style:family="text">
      <style:text-properties fo:font-weight="normal" officeooo:rsid="00148004" style:font-weight-asian="normal" style:font-weight-complex="normal"/>
    </style:style>
    <style:style style:name="T38" style:family="text">
      <style:text-properties fo:font-weight="normal" officeooo:rsid="0080dbab" style:font-weight-asian="normal" style:font-weight-complex="normal"/>
    </style:style>
    <style:style style:name="T39" style:family="text">
      <style:text-properties officeooo:rsid="006319be"/>
    </style:style>
    <style:style style:name="T40" style:family="text">
      <style:text-properties fo:color="#ff0000" loext:opacity="100%" fo:font-weight="bold" officeooo:rsid="007eef7a" style:font-weight-asian="bold" style:font-weight-complex="bold"/>
    </style:style>
    <style:style style:name="T41" style:family="text">
      <style:text-properties fo:color="#ff0000" loext:opacity="100%" fo:font-weight="bold" officeooo:rsid="0083bb1c" style:font-weight-asian="bold" style:font-weight-complex="bold"/>
    </style:style>
    <style:style style:name="T42" style:family="text">
      <style:text-properties fo:color="#ff0000" loext:opacity="100%" fo:font-style="italic" fo:font-weight="bold" officeooo:rsid="0083bb1c" style:font-style-asian="italic" style:font-weight-asian="bold" style:font-style-complex="italic" style:font-weight-complex="bold"/>
    </style:style>
    <style:style style:name="T43" style:family="text">
      <style:text-properties officeooo:rsid="0080dbab"/>
    </style:style>
    <style:style style:name="T44" style:family="text">
      <style:text-properties fo:font-style="italic" fo:font-weight="bold" officeooo:rsid="006319be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83bb1c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ATABASE WRITTEN OVERVIEW</text:h>
      <text:p text:style-name="P10"/>
      <text:p text:style-name="P18">User<text:span text:style-name="T5">s</text:span> Table: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49">FK_City<text:span text:style-name="T33">: </text:span><text:span text:style-name="T8">integer</text:span><text:span text:style-name="T12">(11)</text:span></text:p>
      <text:p text:style-name="P27">Username<text:span text:style-name="T33">: </text:span><text:span text:style-name="T8">varchar(50)</text:span></text:p>
      <text:p text:style-name="P28">First name<text:span text:style-name="T33">: </text:span><text:span text:style-name="T8">varchar(50)</text:span></text:p>
      <text:p text:style-name="P28">Last name<text:span text:style-name="T33">: </text:span><text:span text:style-name="T8">varchar(50)</text:span></text:p>
      <text:p text:style-name="P34"><text:span text:style-name="T35">B</text:span><text:span text:style-name="T34">irthday: </text:span><text:span text:style-name="T7">date</text:span></text:p>
      <text:p text:style-name="P29">Image<text:span text:style-name="T33">: </text:span><text:span text:style-name="T8">varchar(255)</text:span></text:p>
      <text:p text:style-name="P32">E-Mail<text:span text:style-name="T33">: </text:span><text:span text:style-name="T8">varchar(100)</text:span></text:p>
      <text:p text:style-name="P32">Passwor<text:span text:style-name="T1">d:</text:span><text:span text:style-name="T33"> </text:span><text:span text:style-name="T8">varchar(255)</text:span></text:p>
      <text:p text:style-name="P1">Role: <text:s/><text:span text:style-name="T8">enum</text:span><text:span text:style-name="T9">(user, admin, </text:span><text:span text:style-name="T10">seller,</text:span><text:span text:style-name="T30"> delivery</text:span><text:span text:style-name="T9">)</text:span></text:p>
      <text:p text:style-name="P33">Address<text:span text:style-name="T33">: </text:span><text:span text:style-name="T11">varchar(100)</text:span></text:p>
      <text:p text:style-name="P33">Phone Number<text:span text:style-name="T33">: </text:span><text:span text:style-name="T11">varchar(100)</text:span></text:p>
      <text:p text:style-name="P4">Is Banned<text:span text:style-name="T34">: </text:span><text:span text:style-name="T7">boolean</text:span></text:p>
      <text:p text:style-name="P46">Banned From: <text:span text:style-name="T11">datetime</text:span><text:span text:style-name="T44"> </text:span><text:span text:style-name="T45">CAN BE </text:span><text:span text:style-name="T42">NULL!!!</text:span></text:p>
      <text:p text:style-name="P46">Banned Until: <text:span text:style-name="T11">date</text:span><text:span text:style-name="T12">t</text:span><text:span text:style-name="T11">ime</text:span><text:span text:style-name="T44"> </text:span><text:span text:style-name="T45">CAN BE </text:span><text:span text:style-name="T42">NULL!!!</text:span></text:p>
      <text:p text:style-name="P5"/>
      <text:p text:style-name="P19">Cities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50">FK_Country<text:span text:style-name="T33">: </text:span><text:span text:style-name="T8">integer</text:span><text:span text:style-name="T12">(11)</text:span></text:p>
      <text:p text:style-name="P35">name<text:span text:style-name="T33">: </text:span><text:span text:style-name="T8">varchar(50)</text:span></text:p>
      <text:p text:style-name="P35">ZIP<text:span text:style-name="T33">: </text:span><text:span text:style-name="T8">varchar(50)</text:span></text:p>
      <text:p text:style-name="P36">City Phone Code<text:span text:style-name="T33">: </text:span><text:span text:style-name="T13">integer</text:span><text:span text:style-name="T8">(</text:span><text:span text:style-name="T13">11</text:span><text:span text:style-name="T8">)</text:span></text:p>
      <text:p text:style-name="P8"/>
      <text:p text:style-name="P4"/>
      <text:p text:style-name="P20">Countr<text:span text:style-name="T5">ies</text:span>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38">Name<text:span text:style-name="T33">: </text:span><text:span text:style-name="T8">varchar(50)</text:span></text:p>
      <text:p text:style-name="P37">Area Code (Phone)<text:span text:style-name="T33">: </text:span><text:span text:style-name="T13">integer</text:span><text:span text:style-name="T8">(</text:span><text:span text:style-name="T13">11</text:span><text:span text:style-name="T8">)</text:span></text:p>
      <text:p text:style-name="P7"/>
      <text:p text:style-name="P1"/>
      <text:p text:style-name="P21">Products Table: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39">Name<text:span text:style-name="T33">: </text:span><text:span text:style-name="T8">varchar(</text:span><text:span text:style-name="T14">15</text:span><text:span text:style-name="T8">0)</text:span></text:p>
      <text:p text:style-name="P30">Price<text:span text:style-name="T33">: </text:span><text:span text:style-name="T15">decimal</text:span><text:span text:style-name="T8">(</text:span><text:span text:style-name="T15">13,2</text:span><text:span text:style-name="T8">)</text:span></text:p>
      <text:p text:style-name="P47"><text:span text:style-name="T35">D</text:span><text:span text:style-name="T34">iscount: </text:span><text:span text:style-name="T7">float </text:span><text:span text:style-name="T31">DEFAULT 1 (ex. 0.97 –&gt; 3% discount, 0.8 –&gt; 20% discount)</text:span></text:p>
      <text:p text:style-name="P40">Amount<text:span text:style-name="T33">: </text:span><text:span text:style-name="T8">integer</text:span><text:span text:style-name="T12">(11)</text:span></text:p>
      <text:p text:style-name="P31">Image<text:span text:style-name="T33">: </text:span><text:span text:style-name="T8">varchar(</text:span><text:span text:style-name="T16">255</text:span><text:span text:style-name="T8">)</text:span></text:p>
      <text:p text:style-name="P51">FK_Seller <text:span text:style-name="T4">(User ID)</text:span><text:span text:style-name="T33">: </text:span><text:span text:style-name="T8">integer</text:span><text:span text:style-name="T12">(11)</text:span></text:p>
      <text:p text:style-name="P58">Hidden Field?: <text:span text:style-name="T16">UNKN0WN</text:span></text:p>
      <text:p text:style-name="P6"/>
      <text:p text:style-name="P22">Categories Table: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26">Name: <text:span text:style-name="T8">varchar(</text:span><text:span text:style-name="T14">5</text:span><text:span text:style-name="T8">0)</text:span></text:p>
      <text:p text:style-name="P48"><text:soft-page-break/><text:span text:style-name="T32">Product IS IN Categories:</text:span>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52">FK_Category<text:span text:style-name="T33">: </text:span><text:span text:style-name="T8">integer</text:span><text:span text:style-name="T12">(11)</text:span></text:p>
      <text:p text:style-name="P52">FK_Product<text:span text:style-name="T33">: </text:span><text:span text:style-name="T8">integer</text:span><text:span text:style-name="T12">(11)</text:span></text:p>
      <text:p text:style-name="P2"/>
      <text:p text:style-name="P23">Invoice/<text:span text:style-name="T6">Shopping Card</text:span> Table</text:p>
      <text:p text:style-name="P44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53">FK_User<text:span text:style-name="T33">: </text:span><text:span text:style-name="T8">integer</text:span><text:span text:style-name="T12">(11)</text:span></text:p>
      <text:p text:style-name="P53">FK_Product<text:span text:style-name="T33">: </text:span><text:span text:style-name="T8">integer</text:span><text:span text:style-name="T12">(11)</text:span></text:p>
      <text:p text:style-name="P41">Quantity<text:span text:style-name="T33">: </text:span><text:span text:style-name="T8">integer</text:span><text:span text:style-name="T12">(11)</text:span></text:p>
      <text:p text:style-name="P41">Date<text:span text:style-name="T33">: </text:span><text:span text:style-name="T17">date </text:span><text:span text:style-name="T24">CAN BE </text:span><text:span text:style-name="T40">NULL!!!!</text:span></text:p>
      <text:p text:style-name="P42"/>
      <text:p text:style-name="P45"/>
      <text:p text:style-name="P16">DELIVERY????</text:p>
      <text:p text:style-name="P17"/>
      <text:p text:style-name="P3"/>
      <text:p text:style-name="P24"><text:span text:style-name="T2">R</text:span>eviews</text:p>
      <text:p text:style-name="P43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54">FK_User<text:span text:style-name="T33">: </text:span><text:span text:style-name="T8">integer</text:span><text:span text:style-name="T12">(11)</text:span></text:p>
      <text:p text:style-name="P54">FK_Product<text:span text:style-name="T33">: </text:span><text:span text:style-name="T8">integer</text:span><text:span text:style-name="T12">(11)</text:span></text:p>
      <text:p text:style-name="P59">Rating<text:span text:style-name="T33">: </text:span><text:span text:style-name="T15">decimal</text:span><text:span text:style-name="T8">(</text:span><text:span text:style-name="T29">4</text:span><text:span text:style-name="T15">,</text:span><text:span text:style-name="T29">2</text:span><text:span text:style-name="T8">)</text:span></text:p>
      <text:p text:style-name="P60">Review<text:span text:style-name="T33">: </text:span><text:span text:style-name="T24">medium</text:span><text:span text:style-name="T18">text</text:span></text:p>
      <text:p text:style-name="P9"/>
      <text:p text:style-name="P24"><text:span text:style-name="T2">Q</text:span>uestions <text:span text:style-name="T3">Asked</text:span></text:p>
      <text:p text:style-name="P43"><text:span text:style-name="T36">(ID)</text:span><text:span text:style-name="T37">: </text:span><text:span text:style-name="T25">unsigned </text:span><text:span text:style-name="T8">integer</text:span><text:span text:style-name="T12">(11) </text:span><text:span text:style-name="T25">auto_increment PK</text:span></text:p>
      <text:p text:style-name="P55">FK_User<text:span text:style-name="T33">: </text:span><text:span text:style-name="T8">integer</text:span><text:span text:style-name="T12">(11)</text:span></text:p>
      <text:p text:style-name="P55">FK_Product<text:span text:style-name="T33">: </text:span><text:span text:style-name="T8">integer</text:span><text:span text:style-name="T12">(11)</text:span></text:p>
      <text:p text:style-name="P61">Question<text:span text:style-name="T33">: </text:span><text:span text:style-name="T22">varchar(2</text:span><text:span text:style-name="T23">00</text:span><text:span text:style-name="T22">)</text:span></text:p>
      <text:p text:style-name="P13"/>
      <text:p text:style-name="P25">Question Answered</text:p>
      <text:p text:style-name="P63"><text:span text:style-name="T39">(ID)</text:span><text:span text:style-name="T33">: </text:span><text:span text:style-name="T25">unsigned </text:span><text:span text:style-name="T8">integer</text:span><text:span text:style-name="T12">(11) </text:span><text:span text:style-name="T25">auto_increment PK</text:span></text:p>
      <text:p text:style-name="P56">FK_Question<text:span text:style-name="T33">: </text:span><text:span text:style-name="T8">integer</text:span><text:span text:style-name="T12">(11)</text:span></text:p>
      <text:p text:style-name="P57">FK_User<text:span text:style-name="T33">: </text:span><text:span text:style-name="T8">integer</text:span><text:span text:style-name="T12">(11)</text:span></text:p>
      <text:p text:style-name="P62">Answer<text:span text:style-name="T33">: </text:span><text:span text:style-name="T24">medium</text:span><text:span text:style-name="T18">text</text:span></text:p>
      <text:p text:style-name="P14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1:45:41.736000000</meta:creation-date>
    <meta:generator>LibreOffice/7.1.0.3$Windows_X86_64 LibreOffice_project/f6099ecf3d29644b5008cc8f48f42f4a40986e4c</meta:generator>
    <dc:date>2021-09-08T09:52:19.350000000</dc:date>
    <meta:editing-duration>P1DT3H20M40S</meta:editing-duration>
    <meta:editing-cycles>124</meta:editing-cycles>
    <meta:document-statistic meta:table-count="0" meta:image-count="0" meta:object-count="0" meta:page-count="2" meta:paragraph-count="66" meta:word-count="198" meta:character-count="1663" meta:non-whitespace-character-count="1530"/>
  </office:meta>
</office:document-meta>
</file>